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6e6ff" draw:textarea-horizontal-align="justify" draw:textarea-vertical-align="middle" draw:auto-grow-height="false" fo:min-height="0.893cm" fo:min-width="5.342cm"/>
    </style:style>
    <style:style style:name="gr2" style:family="graphic" style:parent-style-name="standard">
      <style:graphic-properties svg:stroke-color="#000000" draw:fill-color="#ff8080" draw:textarea-horizontal-align="justify" draw:textarea-vertical-align="middle" draw:auto-grow-height="false" fo:min-height="1.147cm" fo:min-width="5.342cm"/>
    </style:style>
    <style:style style:name="gr3" style:family="graphic" style:parent-style-name="standard">
      <style:graphic-properties svg:stroke-color="#000000" draw:fill-color="#e6e6ff" draw:textarea-horizontal-align="justify" draw:textarea-vertical-align="middle" draw:auto-grow-height="false" fo:min-height="1.147cm" fo:min-width="5.34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23ff23" draw:textarea-horizontal-align="justify" draw:textarea-vertical-align="middle" draw:auto-grow-height="false" fo:min-height="0.893cm" fo:min-width="5.342cm"/>
    </style:style>
    <style:style style:name="gr6" style:family="graphic" style:parent-style-name="standard">
      <style:graphic-properties svg:stroke-color="#000000" draw:fill-color="#ffff66" draw:textarea-horizontal-align="justify" draw:textarea-vertical-align="middle" draw:auto-grow-height="false" fo:min-height="0.893cm" fo:min-width="5.342cm"/>
    </style:style>
    <style:style style:name="gr7" style:family="graphic" style:parent-style-name="objectwithoutfill">
      <style:graphic-properties draw:marker-start="Arrowheads_20_1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ffff66" draw:textarea-horizontal-align="left" draw:textarea-vertical-align="middle" draw:auto-grow-height="false" fo:min-height="4.576cm" fo:min-width="11.946cm"/>
    </style:style>
    <style:style style:name="gr11" style:family="graphic" style:parent-style-name="standard">
      <style:graphic-properties svg:stroke-color="#000000" draw:fill-color="#ffb515" draw:textarea-horizontal-align="justify" draw:textarea-vertical-align="middle" draw:auto-grow-height="false" fo:min-height="1.147cm" fo:min-width="5.342cm"/>
    </style:style>
    <style:style style:name="P1" style:family="paragraph">
      <style:paragraph-properties fo:text-align="center"/>
    </style:style>
    <style:style style:name="P2" style:family="paragraph">
      <loext:graphic-properties draw:fill-color="#e6e6ff"/>
      <style:paragraph-properties fo:text-align="center"/>
    </style:style>
    <style:style style:name="P3" style:family="paragraph">
      <loext:graphic-properties draw:fill-color="#ff808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23ff23"/>
      <style:paragraph-properties fo:text-align="center"/>
    </style:style>
    <style:style style:name="P6" style:family="paragraph">
      <loext:graphic-properties draw:fill-color="#ffff66"/>
      <style:paragraph-properties fo:text-align="center"/>
    </style:style>
    <style:style style:name="P7" style:family="paragraph">
      <loext:graphic-properties draw:fill-color="#ffb51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842cm" svg:height="1.143cm" svg:x="5.572cm" svg:y="13.192cm">
          <text:p text:style-name="P1">Simulator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5.842cm" svg:height="1.397cm" svg:x="6.207cm" svg:y="20.939cm">
          <text:p text:style-name="P1">Scenario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5.842cm" svg:height="1.397cm" svg:x="0.238cm" svg:y="16.748cm">
          <text:p text:style-name="P1">Reporter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5.842cm" svg:height="1.397cm" svg:x="17.383cm" svg:y="17.891cm">
          <text:p text:style-name="P1">Environment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128cm" svg:y1="20.939cm" svg:x2="20.304cm" svg:y2="19.288cm" draw:start-shape="id1" draw:start-glue-point="0" draw:end-shape="id2" draw:end-glue-point="2" svg:d="M9128 20939l11176-1651" svg:viewBox="0 0 11177 1652">
          <text:p text:style-name="P1">defines</text:p>
        </draw:connector>
        <draw:connector draw:style-name="gr4" draw:text-style-name="P4" draw:layer="layout" draw:type="line" svg:x1="9.128cm" svg:y1="20.939cm" svg:x2="8.493cm" svg:y2="14.335cm" draw:start-shape="id1" draw:start-glue-point="0" draw:end-shape="id3" draw:end-glue-point="2" svg:d="M9128 20939l-635-6604" svg:viewBox="0 0 636 6605">
          <text:p text:style-name="P1">starts</text:p>
        </draw:connector>
        <draw:connector draw:style-name="gr4" draw:text-style-name="P4" draw:layer="layout" draw:type="line" svg:x1="9.128cm" svg:y1="20.939cm" svg:x2="3.159cm" svg:y2="18.145cm" draw:start-shape="id1" draw:start-glue-point="0" draw:end-shape="id4" draw:end-glue-point="2" svg:d="M9128 20939l-5969-2794" svg:viewBox="0 0 5970 2795">
          <text:p text:style-name="P1">selects</text:p>
        </draw:connector>
        <draw:connector draw:style-name="gr4" draw:text-style-name="P4" draw:layer="layout" draw:type="line" svg:x1="8.493cm" svg:y1="14.335cm" svg:x2="3.159cm" svg:y2="16.748cm" draw:start-shape="id3" draw:start-glue-point="2" draw:end-shape="id4" draw:end-glue-point="0" svg:d="M8493 14335l-5334 2413" svg:viewBox="0 0 5335 2414">
          <text:p text:style-name="P1">calls</text:p>
        </draw:connector>
        <draw:custom-shape draw:style-name="gr5" draw:text-style-name="P5" xml:id="id9" draw:id="id9" draw:layer="layout" svg:width="5.842cm" svg:height="1.143cm" svg:x="16.494cm" svg:y="13.954cm">
          <text:p text:style-name="P1">Cars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5.842cm" svg:height="1.143cm" svg:x="30.083cm" svg:y="10.525cm">
          <text:p text:style-name="P1">Lanes</text:p>
          <draw:enhanced-geometry svg:viewBox="0 0 21600 21600" draw:type="rectangle" draw:enhanced-path="M 0 0 L 21600 0 21600 21600 0 21600 0 0 Z N"/>
        </draw:custom-shape>
        <draw:custom-shape draw:style-name="gr6" draw:text-style-name="P6" xml:id="id5" draw:id="id5" draw:layer="layout" svg:width="5.842cm" svg:height="1.143cm" svg:x="30.972cm" svg:y="15.224cm">
          <text:p text:style-name="P1">Roadsystem</text:p>
          <draw:enhanced-geometry svg:viewBox="0 0 21600 21600" draw:type="rectangle" draw:enhanced-path="M 0 0 L 21600 0 21600 21600 0 21600 0 0 Z N"/>
        </draw:custom-shape>
        <draw:custom-shape draw:style-name="gr6" draw:text-style-name="P6" xml:id="id8" draw:id="id8" draw:layer="layout" svg:width="5.842cm" svg:height="1.143cm" svg:x="22.717cm" svg:y="9.255cm">
          <text:p text:style-name="P1">Lights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33.893cm" svg:y1="15.224cm" svg:x2="33.004cm" svg:y2="11.668cm" draw:start-shape="id5" draw:start-glue-point="0" draw:end-shape="id6" draw:end-glue-point="2" svg:d="M33893 15224l-889-3556" svg:viewBox="0 0 890 3557">
          <text:p text:style-name="P1">consists</text:p>
        </draw:connector>
        <draw:custom-shape draw:style-name="gr6" draw:text-style-name="P6" xml:id="id7" draw:id="id7" draw:layer="layout" svg:width="5.842cm" svg:height="1.143cm" svg:x="38.973cm" svg:y="10.525cm">
          <text:p text:style-name="P1">TrafficNode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36.814cm" svg:y1="15.795cm" svg:x2="38.973cm" svg:y2="11.096cm" draw:start-shape="id5" draw:start-glue-point="1" draw:end-shape="id7" draw:end-glue-point="3" svg:d="M36814 15795l2159-4699" svg:viewBox="0 0 2160 4700">
          <text:p text:style-name="P1">consists</text:p>
        </draw:connector>
        <draw:connector draw:style-name="gr7" draw:text-style-name="P4" draw:layer="layout" draw:type="line" svg:x1="35.925cm" svg:y1="11.096cm" svg:x2="38.973cm" svg:y2="11.096cm" draw:start-shape="id6" draw:start-glue-point="1" draw:end-shape="id7" draw:end-glue-point="3" svg:d="M35925 11096h3048" svg:viewBox="0 0 3049 1">
          <text:p/>
        </draw:connector>
        <draw:connector draw:style-name="gr8" draw:text-style-name="P4" draw:layer="layout" draw:type="line" svg:x1="20.304cm" svg:y1="17.891cm" svg:x2="25.638cm" svg:y2="10.398cm" draw:start-shape="id2" draw:start-glue-point="0" draw:end-shape="id8" draw:end-glue-point="2" svg:d="M20304 17891l5334-7493" svg:viewBox="0 0 5335 7494">
          <text:p/>
        </draw:connector>
        <draw:connector draw:style-name="gr7" draw:text-style-name="P4" draw:layer="layout" draw:type="line" svg:x1="25.638cm" svg:y1="10.398cm" svg:x2="30.083cm" svg:y2="11.096cm" draw:start-shape="id8" draw:start-glue-point="2" draw:end-shape="id6" svg:d="M25638 10398l4445 698" svg:viewBox="0 0 4446 699">
          <text:p/>
        </draw:connector>
        <draw:connector draw:style-name="gr8" draw:text-style-name="P4" draw:layer="layout" draw:type="line" svg:x1="20.304cm" svg:y1="17.891cm" svg:x2="33.893cm" svg:y2="16.367cm" draw:start-shape="id2" draw:start-glue-point="0" draw:end-shape="id5" draw:end-glue-point="2" svg:d="M20304 17891l13589-1524" svg:viewBox="0 0 13590 1525">
          <text:p/>
        </draw:connector>
        <draw:connector draw:style-name="gr8" draw:text-style-name="P4" draw:layer="layout" draw:type="line" svg:x1="20.304cm" svg:y1="17.891cm" svg:x2="19.415cm" svg:y2="15.097cm" draw:start-shape="id2" draw:start-glue-point="0" draw:end-shape="id9" draw:end-glue-point="2" svg:d="M20304 17891l-889-2794" svg:viewBox="0 0 890 2795">
          <text:p/>
        </draw:connector>
        <draw:custom-shape draw:style-name="gr5" draw:text-style-name="P5" xml:id="id10" draw:id="id10" draw:layer="layout" svg:width="5.842cm" svg:height="1.143cm" svg:x="11.414cm" svg:y="10.271cm">
          <text:p text:style-name="P1">DrivingBehavior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9.415cm" svg:y1="13.954cm" svg:x2="14.335cm" svg:y2="11.414cm" draw:start-shape="id9" draw:start-glue-point="0" draw:end-shape="id10" draw:end-glue-point="2" svg:d="M19415 13954l-5080-2540" svg:viewBox="0 0 5081 2541">
          <text:p/>
        </draw:connector>
        <draw:custom-shape draw:style-name="gr3" draw:text-style-name="P2" xml:id="id11" draw:id="id11" draw:layer="layout" svg:width="5.842cm" svg:height="1.397cm" svg:x="0.111cm" svg:y="5.699cm">
          <text:p text:style-name="P1">SVG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3.159cm" svg:y1="16.748cm" svg:x2="3.032cm" svg:y2="7.096cm" draw:start-shape="id4" draw:start-glue-point="0" draw:end-shape="id11" draw:end-glue-point="2" svg:d="M3159 16748l-127-9652" svg:viewBox="0 0 128 9653">
          <text:p/>
        </draw:connector>
        <draw:connector draw:style-name="gr9" draw:text-style-name="P4" draw:layer="layout" draw:type="line" svg:x1="22.336cm" svg:y1="14.525cm" svg:x2="33.004cm" svg:y2="11.668cm" draw:start-shape="id9" draw:start-glue-point="1" draw:end-shape="id6" draw:end-glue-point="2" svg:d="M22336 14525l10668-2857" svg:viewBox="0 0 10669 2858">
          <text:p/>
        </draw:connector>
        <draw:custom-shape draw:style-name="gr10" draw:text-style-name="P6" xml:id="id12" draw:id="id12" draw:layer="layout" svg:width="12.446cm" svg:height="4.826cm" svg:x="22.717cm" svg:y="2.143cm">
          <text:p text:style-name="P1">Scheduler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25.638cm" svg:y1="9.255cm" svg:x2="28.94cm" svg:y2="6.969cm" draw:start-shape="id8" draw:start-glue-point="0" draw:end-shape="id12" draw:end-glue-point="2" svg:d="M25638 9255l3302-2286" svg:viewBox="0 0 3303 2287">
          <text:p/>
        </draw:connector>
        <draw:custom-shape draw:style-name="gr11" draw:text-style-name="P7" xml:id="id13" draw:id="id13" draw:layer="layout" svg:width="5.842cm" svg:height="1.397cm" svg:x="16.367cm" svg:y="6.08cm">
          <text:p text:style-name="P1">Physics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4.335cm" svg:y1="10.271cm" svg:x2="19.288cm" svg:y2="7.477cm" draw:start-shape="id10" draw:start-glue-point="0" draw:end-shape="id13" draw:end-glue-point="2" svg:d="M14335 10271l4953-2794" svg:viewBox="0 0 4954 2795">
          <text:p text:style-name="P1">check during </text:p>
          <text:p text:style-name="P1">decision making</text:p>
        </draw:connector>
        <draw:connector draw:style-name="gr4" draw:text-style-name="P4" draw:layer="layout" draw:type="line" svg:x1="19.415cm" svg:y1="13.954cm" svg:x2="19.288cm" svg:y2="7.477cm" draw:start-shape="id9" draw:start-glue-point="0" draw:end-shape="id13" draw:end-glue-point="2" svg:d="M19415 13954l-127-6477" svg:viewBox="0 0 128 6478">
          <text:p text:style-name="P1">updates</text:p>
        </draw:connector>
        <draw:connector draw:style-name="gr4" draw:text-style-name="P4" draw:layer="layout" draw:type="lines" draw:line-skew="0.515cm -5.468cm" svg:x1="12.049cm" svg:y1="21.637cm" svg:x2="16.367cm" svg:y2="6.778cm" draw:start-shape="id1" draw:start-glue-point="1" draw:end-shape="id13" draw:end-glue-point="3" svg:d="M12049 21637h1016l-2667-14859h5969" svg:viewBox="0 0 5970 14860">
          <text:p text:style-name="P1">defines <text:s text:c="4"/></text:p>
        </draw:connector>
        <draw:custom-shape draw:style-name="gr11" draw:text-style-name="P7" draw:layer="layout" svg:width="5.842cm" svg:height="1.397cm" svg:x="16.24cm" svg:y="3.794cm">
          <text:p text:style-name="P1">SimplePhysics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842cm" svg:height="1.397cm" svg:x="16.24cm" svg:y="1.889cm">
          <text:p text:style-name="P1">RealisticPhysic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842cm" svg:height="1.143cm" svg:x="29.194cm" svg:y="5.064cm">
          <text:p text:style-name="P1">StaticSchedul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842cm" svg:height="1.143cm" svg:x="29.194cm" svg:y="5.064cm">
          <text:p text:style-name="P1">Static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842cm" svg:height="1.143cm" svg:x="29.194cm" svg:y="3.54cm">
          <text:p text:style-name="P1">Adaptiv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842cm" svg:height="1.143cm" svg:x="29.194cm" svg:y="2.27cm">
          <text:p text:style-name="P1">AdaptiveMultiLane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5.842cm" svg:height="1.397cm" svg:x="15.351cm" svg:y="22.082cm">
          <text:p text:style-name="P1">Toolbox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2.049cm" svg:y1="21.637cm" svg:x2="15.351cm" svg:y2="22.78cm" draw:start-shape="id1" draw:start-glue-point="1" draw:end-shape="id14" draw:end-glue-point="3" svg:d="M12049 21637l3302 1143" svg:viewBox="0 0 3303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unkel </meta:initial-creator>
    <meta:creation-date>2019-06-11T11:25:00.640927192</meta:creation-date>
    <meta:generator>LibreOffice/6.0.7.3$Linux_X86_64 LibreOffice_project/00m0$Build-3</meta:generator>
    <dc:date>2019-06-11T11:43:47.901810852</dc:date>
    <dc:creator>kunkel </dc:creator>
    <meta:editing-duration>PT16M31S</meta:editing-duration>
    <meta:editing-cycles>19</meta:editing-cycles>
    <meta:document-statistic meta:object-count="39"/>
  </office:meta>
</office:document-meta>
</file>